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7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8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80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90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01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02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7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3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5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6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7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2-05T23:00:45.149000000</dc:date>
    <meta:editing-duration>P17DT9H24M52S</meta:editing-duration>
    <meta:editing-cycles>669</meta:editing-cycles>
    <meta:generator>LibreOffice/4.4.6.3$Windows_x86 LibreOffice_project/e8938fd3328e95dcf59dd64e7facd2c7d67c704d</meta:generator>
    <meta:document-statistic meta:table-count="3" meta:cell-count="2431" meta:object-count="0"/>
  </office:meta>
</office:document-meta>
</file>